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no" svg:font-family="Cono"/>
    <style:font-face style:name="Consolas" svg:font-family="Consolas" style:font-pitch="fixed"/>
    <style:font-face style:name="Monospace" svg:font-family="Monospace" style:font-pitch="fixed"/>
    <style:font-face style:name="Candara" svg:font-family="Candar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ndara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000000" style:font-name="Candara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ndara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ndara" fo:font-size="54pt" style:font-name-asian="Monospace" style:font-size-asian="54pt" style:font-name-complex="Monospace" style:font-size-complex="5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andara" fo:font-size="40pt" style:font-name-asian="Monospace" style:font-size-asian="40pt" style:font-name-complex="Monospace" style:font-size-complex="4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Monospace" style:font-size-asian="9pt" style:font-name-complex="Monospace" style:font-size-complex="9pt"/>
    </style:style>
    <style:style style:name="T1" style:family="text">
      <style:text-properties fo:color="#000000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1a1a1a"/>
    </style:style>
    <style:style style:name="T4" style:family="text">
      <style:text-properties fo:color="#0000c0" fo:font-style="italic" style:font-style-asian="italic" style:font-style-complex="italic"/>
    </style:style>
    <style:style style:name="T5" style:family="text">
      <style:text-properties fo:color="#2a00f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CD</text:p>
      <text:p text:style-name="P3"/>
      <text:p text:style-name="P3"/>
      <text:p text:style-name="P5">Informe Sesión 4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tab/><text:tab/><text:tab/><text:tab/><text:tab/><text:tab/><text:tab/><text:tab/>Alberto Maldonado López</text:p>
      <text:p text:style-name="P2"><text:tab/><text:tab/><text:tab/><text:tab/><text:tab/><text:tab/><text:tab/><text:tab/><text:tab/></text:p>
      <text:p text:style-name="P1"/>
      <text:p text:style-name="P1"/>
      <text:p text:style-name="P1"/>
      <text:p text:style-name="P6"><text:soft-page-break/><text:span text:style-name="T6">public</text:span> <text:span text:style-name="T6">class</text:span> Constants</text:p>
      <text:p text:style-name="P8">{</text:p>
      <text:p text:style-name="P8"><text:tab/><text:span text:style-name="T6">public</text:span> <text:span text:style-name="T6">static</text:span> <text:span text:style-name="T6">final</text:span> String <text:span text:style-name="T7">IP</text:span> = "127.0.0.1";</text:p>
      <text:p text:style-name="P8"/>
      <text:p text:style-name="P8"><text:tab/><text:span text:style-name="T6">public</text:span> <text:span text:style-name="T6">static</text:span> <text:span text:style-name="T6">final</text:span> <text:span text:style-name="T6">int</text:span> <text:span text:style-name="T7">PORT</text:span> = 9500;</text:p>
      <text:p text:style-name="P8">}</text:p>
      <text:p text:style-name="P6"/>
      <text:p text:style-name="P6">public class AutoChat extends Applet</text:p>
      <text:p text:style-name="P6">{</text:p>
      <text:p text:style-name="P6"><text:tab/>private static final long serialVersionUID = 4951315404688831092L;</text:p>
      <text:p text:style-name="P6"/>
      <text:p text:style-name="P6"><text:tab/>private final Panel p = new Panel();</text:p>
      <text:p text:style-name="P6"/>
      <text:p text:style-name="P6"><text:tab/>private final Button bt = new Button("Send");</text:p>
      <text:p text:style-name="P6"/>
      <text:p text:style-name="P6"><text:tab/>private final TextField send = new TextField();</text:p>
      <text:p text:style-name="P6"/>
      <text:p text:style-name="P6"><text:tab/>private final TextArea receive = new TextArea("", 1, 40,</text:p>
      <text:p text:style-name="P6"><text:tab/><text:tab/><text:tab/>TextArea.SCROLLBARS_VERTICAL_ONLY);</text:p>
      <text:p text:style-name="P6"/>
      <text:p text:style-name="P6"><text:tab/>private Client c;</text:p>
      <text:p text:style-name="P6"/>
      <text:p text:style-name="P6"><text:tab/>public void init()</text:p>
      <text:p text:style-name="P6"><text:tab/>{</text:p>
      <text:p text:style-name="P6"><text:tab/><text:tab/>setLayout(new BorderLayout());</text:p>
      <text:p text:style-name="P6"><text:tab/><text:tab/>add(p, BorderLayout.SOUTH);</text:p>
      <text:p text:style-name="P6"><text:tab/><text:tab/>add(receive, BorderLayout.CENTER);</text:p>
      <text:p text:style-name="P6"/>
      <text:p text:style-name="P6"><text:tab/><text:tab/>p.setLayout(new BorderLayout());</text:p>
      <text:p text:style-name="P6"/>
      <text:p text:style-name="P6"><text:tab/><text:tab/>p.add(send, BorderLayout.CENTER);</text:p>
      <text:p text:style-name="P6"><text:tab/><text:tab/>p.add(bt, BorderLayout.LINE_END);</text:p>
      <text:p text:style-name="P6"/>
      <text:p text:style-name="P6"><text:tab/><text:tab/>receive.setEditable(false);</text:p>
      <text:p text:style-name="P6"/>
      <text:p text:style-name="P6"><text:tab/><text:tab/>send.addKeyListener(new KeyListener());</text:p>
      <text:p text:style-name="P6"/>
      <text:p text:style-name="P6"><text:tab/><text:tab/>bt.addActionListener(new ButtonListener());</text:p>
      <text:p text:style-name="P6"><text:tab/>}</text:p>
      <text:p text:style-name="P6"/>
      <text:p text:style-name="P6"><text:tab/>public void start()</text:p>
      <text:p text:style-name="P6"><text:tab/>{</text:p>
      <text:p text:style-name="P6"><text:tab/><text:tab/>try</text:p>
      <text:p text:style-name="P6"><text:tab/><text:tab/>{</text:p>
      <text:p text:style-name="P6"><text:tab/><text:tab/><text:tab/>c = new Client(Constants.IP, Constants.PORT);</text:p>
      <text:p text:style-name="P6"><text:tab/><text:tab/>}</text:p>
      <text:p text:style-name="P6"><text:tab/><text:tab/>catch (UnknownHostException e)</text:p>
      <text:p text:style-name="P6"><text:tab/><text:tab/>{</text:p>
      <text:p text:style-name="P6"><text:tab/><text:tab/><text:tab/>receiveAppendText("Servidor desconocido");</text:p>
      <text:p text:style-name="P6"><text:tab/><text:tab/><text:tab/>sendClear();</text:p>
      <text:p text:style-name="P6"><text:tab/><text:tab/><text:tab/>e.printStackTrace();</text:p>
      <text:p text:style-name="P6"><text:tab/><text:tab/><text:tab/>return;</text:p>
      <text:p text:style-name="P6"><text:tab/><text:tab/>}</text:p>
      <text:p text:style-name="P6"><text:tab/><text:tab/>catch (IOException e)</text:p>
      <text:p text:style-name="P6"><text:tab/><text:tab/>{</text:p>
      <text:p text:style-name="P6"><text:tab/><text:tab/><text:tab/>receiveAppendText("Error al crear la conexion");</text:p>
      <text:p text:style-name="P6"><text:tab/><text:tab/><text:tab/>sendClear();</text:p>
      <text:p text:style-name="P6"><text:tab/><text:tab/><text:tab/>e.printStackTrace();</text:p>
      <text:p text:style-name="P6"><text:tab/><text:tab/><text:tab/>return;</text:p>
      <text:p text:style-name="P6"><text:tab/><text:tab/>}</text:p>
      <text:p text:style-name="P6"/>
      <text:p text:style-name="P6"><text:tab/><text:tab/>c.setListener(new ClientListener());</text:p>
      <text:p text:style-name="P6"><text:tab/>}</text:p>
      <text:p text:style-name="P6"/>
      <text:p text:style-name="P6"><text:tab/>public void stop()</text:p>
      <text:p text:style-name="P6"><text:tab/>{</text:p>
      <text:p text:style-name="P6"><text:tab/><text:tab/>try</text:p>
      <text:p text:style-name="P6"><text:tab/><text:tab/>{</text:p>
      <text:p text:style-name="P6"><text:tab/><text:tab/><text:tab/>c.stop();</text:p>
      <text:p text:style-name="P6"><text:soft-page-break/><text:tab/><text:tab/>}</text:p>
      <text:p text:style-name="P6"><text:tab/><text:tab/>catch (IOException e)<text:tab/>{e.printStackTrace();<text:tab/>}</text:p>
      <text:p text:style-name="P6"><text:tab/>}</text:p>
      <text:p text:style-name="P6"/>
      <text:p text:style-name="P6"><text:tab/>public void destroy()</text:p>
      <text:p text:style-name="P6"><text:tab/>{</text:p>
      <text:p text:style-name="P6"><text:tab/><text:tab/>try</text:p>
      <text:p text:style-name="P6"><text:tab/><text:tab/>{</text:p>
      <text:p text:style-name="P6"><text:tab/><text:tab/><text:tab/>c.stop();</text:p>
      <text:p text:style-name="P6"><text:tab/><text:tab/>}</text:p>
      <text:p text:style-name="P6"><text:tab/><text:tab/>catch (IOException e)<text:tab/>{e.printStackTrace();<text:tab/>}</text:p>
      <text:p text:style-name="P6"><text:tab/>}</text:p>
      <text:p text:style-name="P6"/>
      <text:p text:style-name="P6"><text:tab/>private String sendgetText()</text:p>
      <text:p text:style-name="P6"><text:tab/>{</text:p>
      <text:p text:style-name="P6"><text:tab/><text:tab/>return send.getText();</text:p>
      <text:p text:style-name="P6"><text:tab/>}</text:p>
      <text:p text:style-name="P6"/>
      <text:p text:style-name="P6"><text:tab/>class KeyListener extends KeyAdapter</text:p>
      <text:p text:style-name="P6"><text:tab/>{</text:p>
      <text:p text:style-name="P6"><text:tab/><text:tab/>@Override</text:p>
      <text:p text:style-name="P6"><text:tab/><text:tab/>public void keyPressed(KeyEvent t)</text:p>
      <text:p text:style-name="P6"><text:tab/><text:tab/>{</text:p>
      <text:p text:style-name="P6"><text:tab/><text:tab/><text:tab/>if (t.getKeyCode() == KeyEvent.VK_ENTER)</text:p>
      <text:p text:style-name="P6"><text:tab/><text:tab/><text:tab/>{</text:p>
      <text:p text:style-name="P6"><text:tab/><text:tab/><text:tab/><text:tab/>try</text:p>
      <text:p text:style-name="P6"><text:tab/><text:tab/><text:tab/><text:tab/>{</text:p>
      <text:p text:style-name="P6"><text:tab/><text:tab/><text:tab/><text:tab/><text:tab/>c.processMessage(sendgetText());</text:p>
      <text:p text:style-name="P6"><text:tab/><text:tab/><text:tab/><text:tab/>}</text:p>
      <text:p text:style-name="P6"><text:tab/><text:tab/><text:tab/><text:tab/>catch (IOException e)<text:tab/>{e.printStackTrace();<text:tab/>}</text:p>
      <text:p text:style-name="P6"><text:tab/><text:tab/><text:tab/>}</text:p>
      <text:p text:style-name="P6"><text:tab/><text:tab/>}</text:p>
      <text:p text:style-name="P6"><text:tab/>}</text:p>
      <text:p text:style-name="P6"/>
      <text:p text:style-name="P6"><text:tab/>class ButtonListener implements ActionListener</text:p>
      <text:p text:style-name="P6"><text:tab/>{</text:p>
      <text:p text:style-name="P6"><text:tab/><text:tab/>public void actionPerformed(ActionEvent ae)</text:p>
      <text:p text:style-name="P6"><text:tab/><text:tab/>{</text:p>
      <text:p text:style-name="P6"><text:tab/><text:tab/><text:tab/>String s = ae.getActionCommand();</text:p>
      <text:p text:style-name="P6"><text:tab/><text:tab/><text:tab/>if (s.equals("Send"))</text:p>
      <text:p text:style-name="P6"><text:tab/><text:tab/><text:tab/>{</text:p>
      <text:p text:style-name="P6"><text:tab/><text:tab/><text:tab/><text:tab/>try</text:p>
      <text:p text:style-name="P6"><text:tab/><text:tab/><text:tab/><text:tab/>{</text:p>
      <text:p text:style-name="P6"><text:tab/><text:tab/><text:tab/><text:tab/><text:tab/>c.processMessage(sendgetText());</text:p>
      <text:p text:style-name="P6"><text:tab/><text:tab/><text:tab/><text:tab/>}</text:p>
      <text:p text:style-name="P6"><text:tab/><text:tab/><text:tab/><text:tab/>catch (IOException e)<text:tab/>{e.printStackTrace();<text:tab/>}</text:p>
      <text:p text:style-name="P6"><text:tab/><text:tab/><text:tab/>}</text:p>
      <text:p text:style-name="P6"><text:tab/><text:tab/>}</text:p>
      <text:p text:style-name="P6"><text:tab/>}</text:p>
      <text:p text:style-name="P6"/>
      <text:p text:style-name="P6"><text:tab/>private void receiveAppendText(String sms)</text:p>
      <text:p text:style-name="P6"><text:tab/>{</text:p>
      <text:p text:style-name="P6"><text:tab/><text:tab/>receive.append(sms);</text:p>
      <text:p text:style-name="P6"><text:tab/>}</text:p>
      <text:p text:style-name="P6"/>
      <text:p text:style-name="P6"><text:tab/>private void sendClear()</text:p>
      <text:p text:style-name="P6"><text:tab/>{</text:p>
      <text:p text:style-name="P6"><text:tab/><text:tab/>send.setText("");</text:p>
      <text:p text:style-name="P6"><text:tab/>}</text:p>
      <text:p text:style-name="P6"/>
      <text:p text:style-name="P6"><text:tab/>private void receiveDisable()</text:p>
      <text:p text:style-name="P6"><text:tab/>{</text:p>
      <text:p text:style-name="P6"><text:tab/><text:tab/>receive.setEnabled(false);</text:p>
      <text:p text:style-name="P6"><text:tab/>}</text:p>
      <text:p text:style-name="P6"/>
      <text:p text:style-name="P6"><text:tab/>private void sendDisable()</text:p>
      <text:p text:style-name="P6"><text:tab/>{</text:p>
      <text:p text:style-name="P6"><text:tab/><text:tab/>send.setEnabled(false);</text:p>
      <text:p text:style-name="P6"><text:tab/>}</text:p>
      <text:p text:style-name="P6"><text:soft-page-break/></text:p>
      <text:p text:style-name="P6"><text:tab/>class ClientListener implements Client.ClientListener</text:p>
      <text:p text:style-name="P6"><text:tab/>{</text:p>
      <text:p text:style-name="P6"><text:tab/><text:tab/>@Override</text:p>
      <text:p text:style-name="P6"><text:tab/><text:tab/>public void close()</text:p>
      <text:p text:style-name="P6"><text:tab/><text:tab/>{</text:p>
      <text:p text:style-name="P6"><text:tab/><text:tab/><text:tab/>receiveDisable();</text:p>
      <text:p text:style-name="P6"><text:tab/><text:tab/><text:tab/>sendDisable();</text:p>
      <text:p text:style-name="P6"><text:tab/><text:tab/>}</text:p>
      <text:p text:style-name="P6"/>
      <text:p text:style-name="P6"><text:tab/><text:tab/>@Override</text:p>
      <text:p text:style-name="P6"><text:tab/><text:tab/>public void receiveSetTextApplet(String sms)</text:p>
      <text:p text:style-name="P6"><text:tab/><text:tab/>{</text:p>
      <text:p text:style-name="P6"><text:tab/><text:tab/><text:tab/>receiveAppendText(sms);</text:p>
      <text:p text:style-name="P6"><text:tab/><text:tab/>}</text:p>
      <text:p text:style-name="P6"/>
      <text:p text:style-name="P6"><text:tab/><text:tab/>@Override</text:p>
      <text:p text:style-name="P6"><text:tab/><text:tab/>public void sendClearApplet()</text:p>
      <text:p text:style-name="P6"><text:tab/><text:tab/>{</text:p>
      <text:p text:style-name="P6"><text:tab/><text:tab/><text:tab/>sendClear();</text:p>
      <text:p text:style-name="P6"><text:tab/><text:tab/>}</text:p>
      <text:p text:style-name="P6"><text:tab/>}</text:p>
      <text:p text:style-name="P6"/>
      <text:p text:style-name="P6">}</text:p>
      <text:p text:style-name="P6"/>
      <text:p text:style-name="P6">public class Client implements Runnable</text:p>
      <text:p text:style-name="P6">{</text:p>
      <text:p text:style-name="P6"><text:tab/>/** Socket para la conexion con el server */</text:p>
      <text:p text:style-name="P6"><text:tab/>private final Socket sk;</text:p>
      <text:p text:style-name="P6"/>
      <text:p text:style-name="P6"><text:tab/>private final DataOutputStream dos;</text:p>
      <text:p text:style-name="P6"/>
      <text:p text:style-name="P6"><text:tab/>private final DataInputStream dis;</text:p>
      <text:p text:style-name="P6"/>
      <text:p text:style-name="P6"><text:tab/>/** Para la comunicacion con el applet */</text:p>
      <text:p text:style-name="P6"><text:tab/>private ClientListener listener;</text:p>
      <text:p text:style-name="P6"/>
      <text:p text:style-name="P6"><text:tab/>private char id;</text:p>
      <text:p text:style-name="P6"/>
      <text:p text:style-name="P6"><text:tab/>private final int maxAscii = 127;</text:p>
      <text:p text:style-name="P6"/>
      <text:p text:style-name="P6"><text:tab/>public Client(String host, int port) throws UnknownHostException,</text:p>
      <text:p text:style-name="P6"><text:tab/><text:tab/><text:tab/>IOException</text:p>
      <text:p text:style-name="P6"><text:tab/>{</text:p>
      <text:p text:style-name="P6"><text:tab/><text:tab/>/** Iniciamos conexion */</text:p>
      <text:p text:style-name="P6"><text:tab/><text:tab/>sk = new Socket(host, port);</text:p>
      <text:p text:style-name="P6"><text:tab/><text:tab/>// Debug</text:p>
      <text:p text:style-name="P6"><text:tab/><text:tab/>System.out.println("connected to " + sk);</text:p>
      <text:p text:style-name="P6"/>
      <text:p text:style-name="P6"><text:tab/><text:tab/>dis = new DataInputStream(sk.getInputStream());</text:p>
      <text:p text:style-name="P6"><text:tab/><text:tab/>dos = new DataOutputStream(sk.getOutputStream());</text:p>
      <text:p text:style-name="P6"/>
      <text:p text:style-name="P6"><text:tab/><text:tab/>id = (char) new Random().nextInt(maxAscii);</text:p>
      <text:p text:style-name="P6"><text:tab/><text:tab/>if (id &lt;= 32)</text:p>
      <text:p text:style-name="P6"><text:tab/><text:tab/>{</text:p>
      <text:p text:style-name="P6"><text:tab/><text:tab/><text:tab/>id += 33;</text:p>
      <text:p text:style-name="P6"><text:tab/><text:tab/>}</text:p>
      <text:p text:style-name="P6"/>
      <text:p text:style-name="P6"><text:tab/><text:tab/>/** El thread lo usaremos para recibir los mensajes */</text:p>
      <text:p text:style-name="P6"><text:tab/><text:tab/>new Thread(this).start();</text:p>
      <text:p text:style-name="P6"><text:tab/>}</text:p>
      <text:p text:style-name="P6"/>
      <text:p text:style-name="P6"><text:tab/>public void processMessage(String message) throws IOException</text:p>
      <text:p text:style-name="P6"><text:tab/>{</text:p>
      <text:p text:style-name="P6"><text:tab/><text:tab/>/** Enviamos al server */</text:p>
      <text:p text:style-name="P6"><text:tab/><text:tab/>dos.writeUTF(this.getClass().getSimpleName() + " " + id + ": "</text:p>
      <text:p text:style-name="P6"><text:tab/><text:tab/><text:tab/><text:tab/>+ message);</text:p>
      <text:p text:style-name="P6"/>
      <text:p text:style-name="P6"><text:tab/><text:tab/>listener.sendClearApplet();</text:p>
      <text:p text:style-name="P6"><text:soft-page-break/><text:tab/>}</text:p>
      <text:p text:style-name="P6"/>
      <text:p text:style-name="P6"><text:tab/>public void run()</text:p>
      <text:p text:style-name="P6"><text:tab/>{</text:p>
      <text:p text:style-name="P6"><text:tab/><text:tab/>try</text:p>
      <text:p text:style-name="P6"><text:tab/><text:tab/>{</text:p>
      <text:p text:style-name="P6"><text:tab/><text:tab/><text:tab/>while (true)</text:p>
      <text:p text:style-name="P6"><text:tab/><text:tab/><text:tab/>{</text:p>
      <text:p text:style-name="P6"><text:tab/><text:tab/><text:tab/><text:tab/>String message = dis.readUTF();</text:p>
      <text:p text:style-name="P6"/>
      <text:p text:style-name="P6"><text:tab/><text:tab/><text:tab/><text:tab/>listener.receiveSetTextApplet(message + "\n");</text:p>
      <text:p text:style-name="P6"><text:tab/><text:tab/><text:tab/>}</text:p>
      <text:p text:style-name="P6"><text:tab/><text:tab/>}</text:p>
      <text:p text:style-name="P6"><text:tab/><text:tab/>catch (IOException e)<text:tab/>{e.printStackTrace();<text:tab/>}</text:p>
      <text:p text:style-name="P6"><text:tab/><text:tab/>finally</text:p>
      <text:p text:style-name="P6"><text:tab/><text:tab/>{</text:p>
      <text:p text:style-name="P6"><text:tab/><text:tab/><text:tab/>try</text:p>
      <text:p text:style-name="P6"><text:tab/><text:tab/><text:tab/>{</text:p>
      <text:p text:style-name="P6"><text:tab/><text:tab/><text:tab/><text:tab/>listener.close();</text:p>
      <text:p text:style-name="P6"><text:tab/><text:tab/><text:tab/><text:tab/>dis.close();</text:p>
      <text:p text:style-name="P6"><text:tab/><text:tab/><text:tab/><text:tab/>sk.close();</text:p>
      <text:p text:style-name="P6"><text:tab/><text:tab/><text:tab/>}</text:p>
      <text:p text:style-name="P6"><text:tab/><text:tab/><text:tab/>catch (IOException e)<text:tab/>{e.printStackTrace();<text:tab/>}</text:p>
      <text:p text:style-name="P6"><text:tab/><text:tab/>}</text:p>
      <text:p text:style-name="P6"><text:tab/>}</text:p>
      <text:p text:style-name="P6"/>
      <text:p text:style-name="P6"><text:tab/>interface ClientListener</text:p>
      <text:p text:style-name="P6"><text:tab/>{</text:p>
      <text:p text:style-name="P6"><text:tab/><text:tab/>public void close();</text:p>
      <text:p text:style-name="P6"><text:tab/><text:tab/>public void receiveSetTextApplet(String sms);</text:p>
      <text:p text:style-name="P6"><text:tab/><text:tab/>public void sendClearApplet();</text:p>
      <text:p text:style-name="P6"><text:tab/>}</text:p>
      <text:p text:style-name="P6"/>
      <text:p text:style-name="P6"><text:tab/>public void setListener(ClientListener listener)</text:p>
      <text:p text:style-name="P6"><text:tab/>{</text:p>
      <text:p text:style-name="P6"><text:tab/><text:tab/>this.listener = listener;</text:p>
      <text:p text:style-name="P6"><text:tab/>}</text:p>
      <text:p text:style-name="P6"/>
      <text:p text:style-name="P6"><text:tab/>public void stop() throws IOException</text:p>
      <text:p text:style-name="P6"><text:tab/>{</text:p>
      <text:p text:style-name="P6"><text:tab/><text:tab/>dis.close();</text:p>
      <text:p text:style-name="P6"><text:tab/><text:tab/>dos.close();</text:p>
      <text:p text:style-name="P6"><text:tab/><text:tab/>sk.close();</text:p>
      <text:p text:style-name="P6"><text:tab/>}</text:p>
      <text:p text:style-name="P6">}</text:p>
      <text:p text:style-name="P6"/>
      <text:p text:style-name="P6"/>
      <text:p text:style-name="P6">public class Server</text:p>
      <text:p text:style-name="P6">{</text:p>
      <text:p text:style-name="P6"><text:tab/>public static void main(String args[]) throws Exception</text:p>
      <text:p text:style-name="P6"><text:tab/>{</text:p>
      <text:p text:style-name="P6"><text:tab/><text:tab/>new Server();</text:p>
      <text:p text:style-name="P6"><text:tab/>}</text:p>
      <text:p text:style-name="P6"/>
      <text:p text:style-name="P6"><text:tab/>private final ServerSocket ss;</text:p>
      <text:p text:style-name="P6"/>
      <text:p text:style-name="P6"><text:tab/>/**</text:p>
      <text:p text:style-name="P6"><text:tab/> * Guardamos los sockets de los clientes con sus DataOutputStream, asi los</text:p>
      <text:p text:style-name="P6"><text:tab/> * tendremos cuando queramos enviar mensajes al cliente</text:p>
      <text:p text:style-name="P6"><text:tab/> */</text:p>
      <text:p text:style-name="P6"><text:tab/>private final Hashtable&lt;Socket, DataOutputStream&gt; skOutput = new Hashtable&lt;Socket, DataOutputStream&gt;();</text:p>
      <text:p text:style-name="P6"/>
      <text:p text:style-name="P6"><text:tab/>public Server() throws IOException</text:p>
      <text:p text:style-name="P6"><text:tab/>{</text:p>
      <text:p text:style-name="P6"><text:tab/><text:tab/>ss = new ServerSocket(Constants.PORT);</text:p>
      <text:p text:style-name="P6"/>
      <text:p text:style-name="P6"><text:tab/><text:tab/>System.out.println("Listening on " + ss);</text:p>
      <text:p text:style-name="P6"/>
      <text:p text:style-name="P6"><text:soft-page-break/><text:tab/><text:tab/>while (true)</text:p>
      <text:p text:style-name="P6"><text:tab/><text:tab/>{</text:p>
      <text:p text:style-name="P6"><text:tab/><text:tab/><text:tab/>Socket sk = ss.accept();</text:p>
      <text:p text:style-name="P6"/>
      <text:p text:style-name="P6"><text:tab/><text:tab/><text:tab/>System.out.println("Connection from " + sk);</text:p>
      <text:p text:style-name="P6"/>
      <text:p text:style-name="P6"><text:tab/><text:tab/><text:tab/>DataOutputStream dout = new DataOutputStream(sk.getOutputStream());</text:p>
      <text:p text:style-name="P6"><text:tab/><text:tab/><text:tab/>skOutput.put(sk, dout);</text:p>
      <text:p text:style-name="P6"/>
      <text:p text:style-name="P6"><text:tab/><text:tab/><text:tab/>new ServerThread(this, sk);</text:p>
      <text:p text:style-name="P6"><text:tab/><text:tab/>}</text:p>
      <text:p text:style-name="P6"><text:tab/>}</text:p>
      <text:p text:style-name="P6"/>
      <text:p text:style-name="P6"><text:tab/>Enumeration&lt;DataOutputStream&gt; getskOutput()</text:p>
      <text:p text:style-name="P6"><text:tab/>{</text:p>
      <text:p text:style-name="P6"><text:tab/><text:tab/>return skOutput.elements();</text:p>
      <text:p text:style-name="P6"><text:tab/>}</text:p>
      <text:p text:style-name="P6"/>
      <text:p text:style-name="P6"><text:tab/>void spread(String message)</text:p>
      <text:p text:style-name="P6"><text:tab/>{</text:p>
      <text:p text:style-name="P6"><text:tab/><text:tab/>/** Sincronizamos el acceso a los outputs para no tener problemas */</text:p>
      <text:p text:style-name="P6"><text:tab/><text:tab/>synchronized (skOutput)</text:p>
      <text:p text:style-name="P6"><text:tab/><text:tab/>{</text:p>
      <text:p text:style-name="P6"><text:tab/><text:tab/><text:tab/>/** Para cada cliente le mandamos el mensaje */</text:p>
      <text:p text:style-name="P6"><text:tab/><text:tab/><text:tab/>for (Enumeration&lt;DataOutputStream&gt; e = getskOutput(); e</text:p>
      <text:p text:style-name="P6"><text:tab/><text:tab/><text:tab/><text:tab/><text:tab/>.hasMoreElements();)</text:p>
      <text:p text:style-name="P6"><text:tab/><text:tab/><text:tab/>{</text:p>
      <text:p text:style-name="P6"><text:tab/><text:tab/><text:tab/><text:tab/>DataOutputStream dos = e.nextElement();</text:p>
      <text:p text:style-name="P6"/>
      <text:p text:style-name="P6"><text:tab/><text:tab/><text:tab/><text:tab/>try</text:p>
      <text:p text:style-name="P6"><text:tab/><text:tab/><text:tab/><text:tab/>{</text:p>
      <text:p text:style-name="P6"><text:tab/><text:tab/><text:tab/><text:tab/><text:tab/>dos.writeUTF(message);</text:p>
      <text:p text:style-name="P6"><text:tab/><text:tab/><text:tab/><text:tab/>}</text:p>
      <text:p text:style-name="P6"><text:tab/><text:tab/><text:tab/><text:tab/>catch (IOException ioe){ioe.printStackTrace();}</text:p>
      <text:p text:style-name="P6"><text:tab/><text:tab/><text:tab/>}</text:p>
      <text:p text:style-name="P6"><text:tab/><text:tab/>}</text:p>
      <text:p text:style-name="P6"><text:tab/>}</text:p>
      <text:p text:style-name="P6"/>
      <text:p text:style-name="P6"><text:tab/>/**</text:p>
      <text:p text:style-name="P6"><text:tab/> * Cuando un socket se ha cerrado debemos borrarlo, para que no tengamos</text:p>
      <text:p text:style-name="P6"><text:tab/> * problemas al mandar mensajes a un cliente que ya no esta</text:p>
      <text:p text:style-name="P6"><text:tab/> */</text:p>
      <text:p text:style-name="P6"><text:tab/>void removeConnection(Socket sk)</text:p>
      <text:p text:style-name="P6"><text:tab/>{</text:p>
      <text:p text:style-name="P6"><text:tab/><text:tab/>synchronized (skOutput)</text:p>
      <text:p text:style-name="P6"><text:tab/><text:tab/>{</text:p>
      <text:p text:style-name="P6"><text:tab/><text:tab/><text:tab/>System.out.println("Removing connection to " + sk);</text:p>
      <text:p text:style-name="P6"/>
      <text:p text:style-name="P6"><text:tab/><text:tab/><text:tab/>skOutput.remove(sk);</text:p>
      <text:p text:style-name="P6"/>
      <text:p text:style-name="P6"><text:tab/><text:tab/><text:tab/>try</text:p>
      <text:p text:style-name="P6"><text:tab/><text:tab/><text:tab/>{</text:p>
      <text:p text:style-name="P6"><text:tab/><text:tab/><text:tab/><text:tab/>sk.close();</text:p>
      <text:p text:style-name="P6"><text:tab/><text:tab/><text:tab/>}</text:p>
      <text:p text:style-name="P6"><text:tab/><text:tab/><text:tab/>catch (IOException e)</text:p>
      <text:p text:style-name="P6"><text:tab/><text:tab/><text:tab/>{</text:p>
      <text:p text:style-name="P6"><text:tab/><text:tab/><text:tab/><text:tab/>System.out.println("Error closing " + sk);</text:p>
      <text:p text:style-name="P6"><text:tab/><text:tab/><text:tab/><text:tab/>e.printStackTrace();</text:p>
      <text:p text:style-name="P6"><text:tab/><text:tab/><text:tab/>}</text:p>
      <text:p text:style-name="P6"><text:tab/><text:tab/>}</text:p>
      <text:p text:style-name="P6"><text:tab/>}</text:p>
      <text:p text:style-name="P6">}</text:p>
      <text:p text:style-name="P6"/>
      <text:p text:style-name="P6">public class ServerThread extends Thread</text:p>
      <text:p text:style-name="P6">{</text:p>
      <text:p text:style-name="P6"><text:tab/>private final Server server;</text:p>
      <text:p text:style-name="P6"/>
      <text:p text:style-name="P6"><text:tab/>private final Socket sk;</text:p>
      <text:p text:style-name="P6"/>
      <text:p text:style-name="P6"><text:soft-page-break/><text:tab/>public ServerThread(Server server, Socket socket)</text:p>
      <text:p text:style-name="P6"><text:tab/>{</text:p>
      <text:p text:style-name="P6"><text:tab/><text:tab/>this.server = server;</text:p>
      <text:p text:style-name="P6"><text:tab/><text:tab/>this.sk = socket;</text:p>
      <text:p text:style-name="P6"/>
      <text:p text:style-name="P6"><text:tab/><text:tab/>this.start();</text:p>
      <text:p text:style-name="P6"><text:tab/>}</text:p>
      <text:p text:style-name="P6"/>
      <text:p text:style-name="P6"><text:tab/>public void run()</text:p>
      <text:p text:style-name="P6"><text:tab/>{</text:p>
      <text:p text:style-name="P6"><text:tab/><text:tab/>try</text:p>
      <text:p text:style-name="P6"><text:tab/><text:tab/>{</text:p>
      <text:p text:style-name="P6"><text:tab/><text:tab/><text:tab/>/** DataInputStream para poder leer del cliente */</text:p>
      <text:p text:style-name="P6"><text:tab/><text:tab/><text:tab/>DataInputStream dis = new DataInputStream(sk.getInputStream());</text:p>
      <text:p text:style-name="P6"/>
      <text:p text:style-name="P6"><text:tab/><text:tab/><text:tab/>while (true)</text:p>
      <text:p text:style-name="P6"><text:tab/><text:tab/><text:tab/>{</text:p>
      <text:p text:style-name="P6"><text:tab/><text:tab/><text:tab/><text:tab/>String sms = dis.readUTF();</text:p>
      <text:p text:style-name="P6"><text:tab/><text:tab/><text:tab/><text:tab/>System.out.println("Sending " + sms);</text:p>
      <text:p text:style-name="P6"><text:tab/><text:tab/><text:tab/><text:tab/>server.spread(sms);</text:p>
      <text:p text:style-name="P6"><text:tab/><text:tab/><text:tab/>}</text:p>
      <text:p text:style-name="P6"><text:tab/><text:tab/>}</text:p>
      <text:p text:style-name="P6"><text:tab/><text:tab/>catch (EOFException e){e.printStackTrace();}</text:p>
      <text:p text:style-name="P6"><text:tab/><text:tab/>catch (IOException e)<text:tab/>{e.printStackTrace();<text:tab/>}</text:p>
      <text:p text:style-name="P6"><text:tab/><text:tab/>finally</text:p>
      <text:p text:style-name="P6"><text:tab/><text:tab/>{</text:p>
      <text:p text:style-name="P6"><text:tab/><text:tab/><text:tab/>/**</text:p>
      <text:p text:style-name="P6"><text:tab/><text:tab/><text:tab/> * Si la conexion se cierra debemos actualizar los sockets que</text:p>
      <text:p text:style-name="P6"><text:tab/><text:tab/><text:tab/> * tenemos en el Server</text:p>
      <text:p text:style-name="P6"><text:tab/><text:tab/><text:tab/> */</text:p>
      <text:p text:style-name="P6"><text:tab/><text:tab/><text:tab/>server.removeConnection(sk);</text:p>
      <text:p text:style-name="P6"><text:tab/><text:tab/>}</text:p>
      <text:p text:style-name="P6"><text:tab/>}</text:p>
      <text:p text:style-name="P6">}</text:p>
      <text:p text:style-name="P6"/>
      <text:p text:style-name="P6">autoxat.c</text:p>
      <text:p text:style-name="P6"/>
      <text:p text:style-name="P6"><text:span text:style-name="T6">#include</text:span> &lt;stdio.h&gt;</text:p>
      <text:p text:style-name="P8">main()</text:p>
      <text:p text:style-name="P8">{</text:p>
      <text:p text:style-name="P8">//creacio de la pagina html indicant que es del tipus html</text:p>
      <text:p text:style-name="P8">printf("Content-type: text/html\n\n");</text:p>
      <text:p text:style-name="P8">//Codi html</text:p>
      <text:p text:style-name="P8">printf("&lt;HTML&gt;\n");</text:p>
      <text:p text:style-name="P8">printf("&lt;HEAD&gt;\n");</text:p>
      <text:p text:style-name="P8">printf("&lt;/HEAD&gt;\n");</text:p>
      <text:p text:style-name="P8">printf("&lt;body&gt;\n");</text:p>
      <text:p text:style-name="P8">printf("&lt;applet code=\"autoxat.class\"\n");</text:p>
      <text:p text:style-name="P8">printf(" codebase=\"http://127.0.0.1:8080/autoxat/applets\"\n");</text:p>
      <text:p text:style-name="P8">printf(" width=800 height=500&gt;\n");</text:p>
      <text:p text:style-name="P8">printf("&lt;/applet&gt;\n");</text:p>
      <text:p text:style-name="P8">printf("&lt;/body&gt;\n");</text:p>
      <text:p text:style-name="P8">printf("&lt;/HTML&gt;\n");</text:p>
      <text:p text:style-name="P8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o" svg:font-family="Cono"/>
    <style:font-face style:name="Consolas" svg:font-family="Consolas" style:font-pitch="fixed"/>
    <style:font-face style:name="Monospace" svg:font-family="Monospace" style:font-pitch="fixed"/>
    <style:font-face style:name="Candara" svg:font-family="Candara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Maldo</meta:initial-creator>
    <meta:creation-date>2008-05-14T18:03:28</meta:creation-date>
    <dc:creator>Maldo</dc:creator>
    <dc:date>2008-05-29T00:34:44</dc:date>
    <meta:printed-by>Maldo</meta:printed-by>
    <meta:print-date>2008-05-29T00:40:06</meta:print-date>
    <meta:editing-cycles>6</meta:editing-cycles>
    <meta:editing-duration>PT1H34M4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7" meta:paragraph-count="333" meta:word-count="710" meta:character-count="6878"/>
  </office:meta>
</office:document-meta>
</file>